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øjre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nr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fej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1" calcext:value-type="float">
            <text:p>9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6" calcext:value-type="float">
            <text:p>9,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87" calcext:value-type="float">
            <text:p>9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1" calcext:value-type="float">
            <text:p>9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7" calcext:value-type="float">
            <text:p>9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68" calcext:value-type="float">
            <text:p>9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" calcext:value-type="float">
            <text:p>9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73" calcext:value-type="float">
            <text:p>9,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71" calcext:value-type="float">
            <text:p>9,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94" calcext:value-type="float">
            <text:p>9,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22" calcext:value-type="float">
            <text:p>9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66" calcext:value-type="float">
            <text:p>9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58" calcext:value-type="float">
            <text:p>9,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52" calcext:value-type="float">
            <text:p>9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67" calcext:value-type="float">
            <text:p>9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64" calcext:value-type="float">
            <text:p>9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5" calcext:value-type="float">
            <text:p>9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68" calcext:value-type="float">
            <text:p>9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78" calcext:value-type="float">
            <text:p>9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92" calcext:value-type="float">
            <text:p>9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67" calcext:value-type="float">
            <text:p>9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61" calcext:value-type="float">
            <text:p>9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65" calcext:value-type="float">
            <text:p>9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52" calcext:value-type="float">
            <text:p>9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75" calcext:value-type="float">
            <text:p>9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8:12:08.204000000</meta:creation-date>
    <dc:date>2015-06-15T18:36:38.430000000</dc:date>
    <meta:editing-duration>PT9M</meta:editing-duration>
    <meta:editing-cycles>1</meta:editing-cycles>
    <meta:document-statistic meta:table-count="1" meta:cell-count="94" meta:object-count="0"/>
    <meta:generator>LibreOffice/4.3.1.2$Windows_x86 LibreOffice_project/958349dc3b25111dbca392fbc281a05559ef6848</meta:generator>
  </office:meta>
</office:document-meta>
</file>